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1pt" fo:language="de" fo:country="D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1pt" fo:language="it" fo:country="I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1pt" fo:language="es" fo:country="ES" style:font-size-asian="11pt" style:font-size-complex="11pt"/>
    </style:style>
    <style:style style:name="P5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 style:shadow="none"/>
      <style:text-properties style:font-name="Times New Roman1" fo:font-size="11pt" style:font-size-asian="11pt" style:font-size-complex="11pt"/>
    </style:style>
    <style:style style:name="T1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result_box1"/><text:span text:style-name="T1">Consejos para la prevención situacional</text:span> </text:p>
      <text:p text:style-name="P1"/>
      <text:p text:style-name="P4"><text:bookmark text:name="result_box"/>1-Generales<text:line-break/><text:line-break/>- No viaje con los valores de la empresa;<text:line-break/>- Mantenga sus objetos de valor en una pequeña bolsa que va a seguir a pesar de todo en todas partes;<text:line-break/>- Mantenga su pasaporte, tarjeta de crédito y dinero en unas notas de transmisión de la correa alrededor de su cintura;<text:line-break/>- Use su banco en línea desde hace algún bolsillo en efectivo;<text:line-break/>- Mantenga fotocopias de su pasaporte y sus entradas se pondrán también en su buzón de correo o mejor, una caja fuerte digital;<text:line-break/><text:line-break/>2-En el transporte (tren, metro, autobús ...)<text:line-break/><text:line-break/>- No deje su equipaje desatendido<text:line-break/>- No dejar nada de valor en su equipaje principal<text:line-break/>- Nunca comprar entradas para los revendedores que les harán pagar más (hasta 10 veces su precio). Utilizar los cajeros automáticos y máquinas expendedoras de billetes en las estaciones y estaciones de metro.<text:line-break/><text:line-break/>3-A Hotel<text:line-break/><text:line-break/>- Utilizar la caja fuerte de su habitación o recepción con el fin de colocar su dinero, sus joyas, su pasaporte o su ID<text:line-break/><text:line-break/>4-en lugares públicos (restaurantes, cafeterías, ...)<text:line-break/><text:line-break/>- En lugar de una mochila o una riñonera prefieren una pequeña bolsa lleva sobre el hombro;<text:line-break/>- Tome el pequeño dinero en efectivo;<text:line-break/>- No coloque su cartera en los bolsillos traseros de su ropa;<text:line-break/>- Si un atacante intenta arrebatarle su bolso, no se resista, podría resultar lesionado;<text:line-break/>- Tenga cuidado con las personas que buscan distraer su atención para robar sus efectos personales, incluyendo la terraza del café durante el distribuidor de devolución de dinero o cuando la firma de peticiones. - - No manipular paquetes públicos de dinero y no cambiar su moneda en casas de cambio y no con extraños en la calle;<text:line-break/>- En el cajero automático, ocultar el teclado antes de marcar el código, no se distraiga por la gente que podría ser víctima de robo;<text:line-break/>- Pague sus compras con billetes pequeños, tarjeta de crédito o cheques (por supuesto, si se borran en Francia);<text:line-break/>- No use joyas demasiado valioso ostensiblemente;<text:line-break/>- No deje a sus medios de pago en los vestuarios o en el abrigo en una silla (en el restaurante o en los cafés, por ejemplo), un carterista podría sentarse detrás de usted y robar sus pertenencias;<text:line-break/>- Nunca ponga su bolsa a sus pies;<text:line-break/>- No deje su teléfono móvil o su cartera sobre la mesa de café o un restaurante;<text:line-break/>- No guarde el teléfono en un bolsillo exterior de su bolso o ropa, no se prestan a un extraño.<text:line-break/><text:line-break/>5-aparcamiento de coches de uno en un estacionamiento<text:line-break/><text:line-break/>- Cierre las puertas y el maletero y asegúrese de cerrar las ventanas de su vehículo;<text:line-break/>- No dejar objetos de valor en la evidencia (teléfono móvil, cámara, ropa, bolso, etc.).<text:line-break/><text:line-break/>6-usted es una víctima de robo<text:line-break/><text:line-break/>-Tomar Contacto con su embajada (lista y direcciones de embajadas y consulados con geolocalización realizar)<text:line-break/>-Presentar una quejas ante la policía o la estación de policía más cercana (a integrar la lista de las comisarías y brigadas de gendarmería con geolocalización).</text:p>
      <text:p text:style-name="P3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0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Arial"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Lohit Hindi1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4:14:27.717046777</meta:creation-date>
    <dc:date>2016-04-26T00:42:48.39</dc:date>
    <meta:editing-duration>PT46M33S</meta:editing-duration>
    <meta:editing-cycles>12</meta:editing-cycles>
    <meta:generator>OpenOffice/4.0.1$Win32 OpenOffice.org_project/401m5$Build-9714</meta:generator>
    <meta:document-statistic meta:table-count="0" meta:image-count="0" meta:object-count="0" meta:page-count="2" meta:paragraph-count="2" meta:word-count="508" meta:character-count="2889"/>
  </office:meta>
</office:document-meta>
</file>